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17" manifest:media-type=""/>
  <manifest:file-entry manifest:full-path="ObjectReplacements/Object 16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" manifest:media-type=""/>
  <manifest:file-entry manifest:full-path="ObjectReplacements/Object 1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layout-cache" manifest:media-type="application/binary"/>
  <manifest:file-entry manifest:full-path="Pictures/100000010000002000000020A74E724B9067DA25.png" manifest:media-type="image/png"/>
  <manifest:file-entry manifest:full-path="Pictures/10001A820000034F0000034F6F6873DFF70DC271.svg" manifest:media-type="image/svg+xml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</office:font-face-decls>
  <office:automatic-styles>
    <style:style style:name="P1" style:family="paragraph" style:parent-style-name="Standard">
      <style:text-properties style:font-name="Liberation Serif" fo:font-weight="normal" officeooo:rsid="008313e3" officeooo:paragraph-rsid="00088be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887866" officeooo:paragraph-rsid="00088be6" style:font-weight-asian="bold" style:font-weight-complex="bold" loext:padding="0in" loext:border="non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.5pt" fo:letter-spacing="normal" fo:font-style="normal" fo:font-weight="bold" officeooo:rsid="00887866" officeooo:paragraph-rsid="00088be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20da02"/>
    </style:style>
    <style:style style:name="P5" style:family="paragraph" style:parent-style-name="Standard">
      <style:text-properties officeooo:paragraph-rsid="0020da02"/>
    </style:style>
    <style:style style:name="P6" style:family="paragraph" style:parent-style-name="Standard">
      <style:text-properties officeooo:paragraph-rsid="00088be6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font-name="Liberation Serif" fo:font-size="12pt" fo:letter-spacing="normal" fo:font-style="normal" officeooo:rsid="00887866" style:font-weight-asian="bold" style:font-weight-complex="bold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887866" style:font-weight-asian="bold" style:font-weight-complex="bold"/>
    </style:style>
    <style:style style:name="T3" style:family="text">
      <style:text-properties fo:font-variant="normal" fo:text-transform="none" fo:color="#000000" loext:opacity="100%" style:font-name="Liberation Serif" fo:font-size="13.5pt" fo:letter-spacing="normal" fo:font-style="normal" fo:font-weight="bold" officeooo:rsid="00887866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6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paragraph" draw:z-index="4" draw:name="Shape1" draw:style-name="gr1"><draw:frame draw:style-name="gr2" draw:text-style-name="P8" svg:width="0.428in" svg:height="0.1925in" svg:x="0in" svg:y="0.0008in"><draw:text-box><text:p text:style-name="P7"><text:span text:style-name="T5">Nama</text:span></text:p></draw:text-box></draw:frame><draw:frame draw:style-name="gr3" draw:text-style-name="P8" svg:width="1.0024in" svg:height="0.1925in" svg:x="0.9846in" svg:y="0.0008in"><draw:text-box><text:p text:style-name="P7"><text:span text:style-name="T5">: Eko Saputra</text:span></text:p></draw:text-box></draw:frame><draw:frame draw:style-name="gr4" draw:text-style-name="P8" svg:width="0.3449in" svg:height="0.1925in" svg:x="0in" svg:y="0.2217in"><draw:text-box><text:p text:style-name="P7"><text:span text:style-name="T5">NIM</text:span></text:p></draw:text-box></draw:frame><draw:frame draw:style-name="gr5" draw:text-style-name="P8" svg:width="0.8488in" svg:height="0.1925in" svg:x="0.9846in" svg:y="0.2217in"><draw:text-box><text:p text:style-name="P7"><text:span text:style-name="T5">: 201420001</text:span></text:p></draw:text-box></draw:frame><draw:frame draw:style-name="gr6" draw:text-style-name="P8" svg:width="0.6642in" svg:height="0.1925in" svg:x="0in" svg:y="0.4409in"><draw:text-box><text:p text:style-name="P7"><text:span text:style-name="T5">Fakultas </text:span></text:p></draw:text-box></draw:frame><draw:frame draw:style-name="gr7" draw:text-style-name="P8" svg:width="1.224in" svg:height="0.1925in" svg:x="0.9846in" svg:y="0.4409in"><draw:text-box><text:p text:style-name="P7"><text:span text:style-name="T5">: </text:span><text:span text:style-name="T5">Ilmu </text:span><text:span text:style-name="T5">Kom</text:span><text:span text:style-name="T5">pute</text:span><text:span text:style-name="T5">r</text:span></text:p></draw:text-box></draw:frame><draw:frame draw:style-name="gr8" draw:text-style-name="P8" svg:width="1.4689in" svg:height="0.3843in" svg:x="0in" svg:y="0.6618in"><draw:text-box><text:p text:style-name="P7"><text:span text:style-name="T5">Prodi</text:span></text:p><text:p text:style-name="P7"><text:span text:style-name="T5">Kelas</text:span><text:span text:style-name="T5"><text:tab/></text:span><text:span text:style-name="T5"><text:tab/></text:span><text:span text:style-name="T5"><text:tab/></text:span><text:span text:style-name="T5">: IF4A</text:span></text:p></draw:text-box></draw:frame><draw:frame draw:style-name="gr9" draw:text-style-name="P8" svg:width="1.5213in" svg:height="0.1925in" svg:x="0.9846in" svg:y="0.6618in"><draw:text-box><text:p text:style-name="P7"><text:span text:style-name="T5">: </text:span><text:span text:style-name="T5">Tekni</text:span><text:span text:style-name="T5">k </text:span><text:span text:style-name="T5">Infor</text:span><text:span text:style-name="T5">matik</text:span><text:span text:style-name="T5">a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1"/></text:p>
      <text:p text:style-name="P5"/>
      <text:p text:style-name="P5"><text:span text:style-name="T4">1. Tentukan determinan dan invers matrix</text:span></text:p>
      <text:p text:style-name="P5">A = <draw:frame draw:style-name="fr1" draw:name="Object1" text:anchor-type="as-char" svg:width="0.678in" svg:height="0.639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">Determinan</text:p>
      <text:p text:style-name="P5">det A = <draw:frame draw:style-name="fr1" draw:name="Object2" text:anchor-type="as-char" svg:width="1.0154in" svg:height="0.639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5"/>
      <text:p text:style-name="P5">=<draw:frame draw:style-name="fr1" draw:name="Object3" text:anchor-type="as-char" svg:width="4.4339in" svg:height="0.2043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"/>
      <text:p text:style-name="P5">=<draw:frame draw:style-name="fr1" draw:name="Object4" text:anchor-type="as-char" svg:width="1.5937in" svg:height="0.1839in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"/>
      <text:p text:style-name="P5">=<draw:frame draw:style-name="fr1" draw:name="Object5" text:anchor-type="as-char" svg:width="0.3854in" svg:height="0.1839in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"/>
      <text:p text:style-name="P5">kof A =<draw:frame draw:style-name="fr1" draw:name="Object6" text:anchor-type="as-char" svg:width="1.7984in" svg:height="1.4173in" draw:z-index="11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5"/>
      <text:p text:style-name="P5">matrix kof A =<draw:frame draw:style-name="fr1" draw:name="Object7" text:anchor-type="as-char" svg:width="1.3043in" svg:height="0.639in" draw:z-index="12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5"/>
      <text:p text:style-name="P5">matrix Adjoin A=<draw:frame draw:style-name="fr1" draw:name="Object8" text:anchor-type="as-char" svg:width="1.3043in" svg:height="0.639in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5"/>
      <text:p text:style-name="P5"><draw:frame draw:style-name="fr1" draw:name="Object9" text:anchor-type="as-char" svg:width="1.2547in" svg:height="0.3929in" draw:z-index="1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5"/>
      <text:p text:style-name="P5"><draw:frame draw:style-name="fr1" draw:name="Object10" text:anchor-type="as-char" svg:width="2.1299in" svg:height="0.639in" draw:z-index="1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5"/>
      <text:p text:style-name="P5"><text:soft-page-break/><draw:frame draw:style-name="fr1" draw:name="Object11" text:anchor-type="as-char" svg:width="2.0602in" svg:height="1.328in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5"/>
      <text:p text:style-name="P5"><text:span text:style-name="T4">2. Tentukan determinan dan invers matrix berikut menggunakan metode minor dan kofaktor</text:span></text:p>
      <text:p text:style-name="P5"><draw:frame draw:style-name="fr1" draw:name="Object12" text:anchor-type="as-char" svg:width="1.1874in" svg:height="0.8571in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5">kof A =<draw:frame draw:style-name="fr1" draw:name="Object13" text:anchor-type="as-char" svg:width="1.8425in" svg:height="0.8571in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5"/>
      <text:p text:style-name="P5">adj A =<draw:frame draw:style-name="fr1" draw:name="Object14" text:anchor-type="as-char" svg:width="1.8425in" svg:height="0.8571in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5"/>
      <text:p text:style-name="P5">det A =<draw:frame draw:style-name="fr1" draw:name="Object15" text:anchor-type="as-char" svg:width="0.9244in" svg:height="0.8571in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= -92</text:p>
      <text:p text:style-name="P5"/>
      <text:p text:style-name="P5"><draw:frame draw:style-name="fr1" draw:name="Object16" text:anchor-type="as-char" svg:width="2.6453in" svg:height="0.8571in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5"/>
      <text:p text:style-name="P4"><text:span text:style-name="T2"><draw:frame draw:style-name="fr1" text:anchor-type="as-char" svg:width="2.2874in" svg:height="1.7752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<text:line-break/><text:line-break/></text:span>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iberation Serif2" svg:font-family="'Liberation Serif'" style:font-pitch="variable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draw:frame text:anchor-type="paragraph" draw:z-index="1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0010000002000000020A74E724B9067DA25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3" draw:name="Shape2" draw:style-name="Mgr2" draw:text-style-name="MP3" svg:width="3.8315in" svg:height="0.3843in" svg:x="0.0839in" svg:y="0.0008in"><draw:text-box><text:p text:style-name="MP2"><text:span text:style-name="MT1"><text:s text:c="2"/></text:span><text:span text:style-name="MT1">Eko Saputra | ALJABAR LINEAR SM4 11MAR2022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2.1.2$Linux_X86_64 LibreOffice_project/87b77fad49947c1441b67c559c339af8f3517e22</meta:generator>
    <dc:date>2022-03-11T06:50:20.733407483</dc:date>
    <meta:editing-duration>PT28M15S</meta:editing-duration>
    <meta:editing-cycles>24</meta:editing-cycles>
    <meta:document-statistic meta:table-count="0" meta:image-count="0" meta:object-count="17" meta:page-count="2" meta:paragraph-count="20" meta:word-count="47" meta:character-count="216" meta:non-whitespace-character-count="179"/>
  </office:meta>
</office:document-meta>
</file>

<file path=Object 1/content.xml><?xml version="1.0" encoding="utf-8"?>
<math xmlns="http://www.w3.org/1998/Math/MathML" display="block">
  <semantics>
    <mrow>
      <msup>
        <mi>A</mi>
        <mrow>
          <mi>−</mi>
          <mn>1</mn>
        </mrow>
      </msup>
      <mo stretchy="false">=</mo>
      <mrow>
        <mo fence="true" form="prefix" stretchy="true">[</mo>
        <mrow>
          <mtable>
            <mtr>
              <mtd>
                <mfrac>
                  <mn>24</mn>
                  <mn>92</mn>
                </mfrac>
              </mtd>
              <mtd>
                <mfrac>
                  <mn>144</mn>
                  <mn>92</mn>
                </mfrac>
              </mtd>
              <mtd>
                <mrow>
                  <mi>−</mi>
                  <mfrac>
                    <mn>32</mn>
                    <mn>92</mn>
                  </mfrac>
                </mrow>
              </mtd>
              <mtd>
                <mrow>
                  <mi>−</mi>
                  <mfrac>
                    <mn>4</mn>
                    <mn>92</mn>
                  </mfrac>
                </mrow>
              </mtd>
            </mtr>
            <mtr>
              <mtd>
                <mrow>
                  <mi>−</mi>
                  <mfrac>
                    <mn>20</mn>
                    <mn>92</mn>
                  </mfrac>
                </mrow>
              </mtd>
              <mtd>
                <mrow>
                  <mi>−</mi>
                  <mfrac>
                    <mn>94</mn>
                    <mn>92</mn>
                  </mfrac>
                </mrow>
              </mtd>
              <mtd>
                <mfrac>
                  <mn>18</mn>
                  <mn>92</mn>
                </mfrac>
              </mtd>
              <mtd>
                <mfrac>
                  <mn>12</mn>
                  <mn>92</mn>
                </mfrac>
              </mtd>
            </mtr>
            <mtr>
              <mtd>
                <mfrac>
                  <mn>22</mn>
                  <mn>92</mn>
                </mfrac>
              </mtd>
              <mtd>
                <mfrac>
                  <mn>54</mn>
                  <mn>92</mn>
                </mfrac>
              </mtd>
              <mtd>
                <mrow>
                  <mi>−</mi>
                  <mfrac>
                    <mn>12</mn>
                    <mn>92</mn>
                  </mfrac>
                </mrow>
              </mtd>
              <mtd>
                <mrow>
                  <mi>−</mi>
                  <mfrac>
                    <mn>8</mn>
                    <mn>92</mn>
                  </mfrac>
                </mrow>
              </mtd>
            </mtr>
            <mtr>
              <mtd>
                <mrow>
                  <mi>−</mi>
                  <mfrac>
                    <mn>24</mn>
                    <mn>92</mn>
                  </mfrac>
                </mrow>
              </mtd>
              <mtd>
                <mrow>
                  <mi>−</mi>
                  <mfrac>
                    <mn>92</mn>
                    <mn>92</mn>
                  </mfrac>
                </mrow>
              </mtd>
              <mtd>
                <mfrac>
                  <mn>32</mn>
                  <mn>92</mn>
                </mfrac>
              </mtd>
              <mtd>
                <mfrac>
                  <mn>4</mn>
                  <mn>92</mn>
                </mfrac>
              </mtd>
            </mtr>
          </mtable>
        </mrow>
        <mo fence="true" form="postfix" stretchy="true">]</mo>
      </mrow>
    </mrow>
    <annotation encoding="StarMath 5.0">{A} ^ {− 1} = left [matrix {{24} over {92} # {144} over {92} # − {32} over {92} # − {4} over {92} ## − {20} over {92} # − {94} over {92} # {18} over {92} # {12} over {92} ## {22} over {92} # {54} over {92} # − {12} over {92} # − {8} over {92} ## − {24} over {92} # − {92} over {92} # {32} over {92} # {4} over {92}} right ]</annotation>
  </semantics>
</math>
</file>

<file path=Object 10/content.xml><?xml version="1.0" encoding="utf-8"?>
<math xmlns="http://www.w3.org/1998/Math/MathML" display="block">
  <semantics>
    <mrow>
      <mrow>
        <msup>
          <mi>A</mi>
          <mrow>
            <mi>−</mi>
            <mn>1</mn>
          </mrow>
        </msup>
        <mo stretchy="false">=</mo>
        <mfrac>
          <mn>1</mn>
          <mrow>
            <mi mathvariant="italic">det</mi>
            <mi>A</mi>
          </mrow>
        </mfrac>
      </mrow>
      <mrow>
        <mo fence="true" form="prefix" stretchy="true">(</mo>
        <mrow>
          <mrow>
            <mi mathvariant="italic">adj</mi>
            <mi>A</mi>
          </mrow>
        </mrow>
        <mo fence="true" form="postfix" stretchy="true">)</mo>
      </mrow>
    </mrow>
    <annotation encoding="StarMath 5.0">{A} ^ {− 1} = {1} over {det A} left (adj A right )</annotation>
  </semantics>
</math>
</file>

<file path=Object 11/content.xml><?xml version="1.0" encoding="utf-8"?>
<math xmlns="http://www.w3.org/1998/Math/MathML" display="block">
  <semantics>
    <mrow>
      <mrow>
        <msup>
          <mi>A</mi>
          <mrow>
            <mi>−</mi>
            <mn>1</mn>
          </mrow>
        </msup>
        <mo stretchy="false">=</mo>
        <mfrac>
          <mn>1</mn>
          <mrow>
            <mi>−</mi>
            <mn>473</mn>
          </mrow>
        </mfrac>
      </mrow>
      <mrow>
        <mo fence="true" form="prefix" stretchy="true">[</mo>
        <mrow>
          <mtable>
            <mtr>
              <mtd>
                <mn>15</mn>
              </mtd>
              <mtd>
                <mn>4</mn>
              </mtd>
              <mtd>
                <mrow>
                  <mi>−</mi>
                  <mn>62</mn>
                </mrow>
              </mtd>
            </mtr>
            <mtr>
              <mtd>
                <mn>4</mn>
              </mtd>
              <mtd>
                <mrow>
                  <mi>−</mi>
                  <mn>62</mn>
                </mrow>
              </mtd>
              <mtd>
                <mn>15</mn>
              </mtd>
            </mtr>
            <mtr>
              <mtd>
                <mrow>
                  <mi>−</mi>
                  <mn>62</mn>
                </mrow>
              </mtd>
              <mtd>
                <mn>15</mn>
              </mtd>
              <mtd>
                <mn>4</mn>
              </mtd>
            </mtr>
          </mtable>
        </mrow>
        <mo fence="true" form="postfix" stretchy="true">]</mo>
      </mrow>
    </mrow>
    <annotation encoding="StarMath 5.0">{A} ^ {− 1} = {1} over {− 473} left [matrix {15 # 4 # − 62 ## 4 # − 62 # 15 ## − 62 # 15 # 4} right ]</annotation>
  </semantics>
</math>
</file>

<file path=Object 12/content.xml><?xml version="1.0" encoding="utf-8"?>
<math xmlns="http://www.w3.org/1998/Math/MathML" display="block">
  <semantics>
    <mrow>
      <msup>
        <mi>A</mi>
        <mrow>
          <mi>−</mi>
          <mn>1</mn>
        </mrow>
      </msup>
      <mo stretchy="false">=</mo>
      <mrow>
        <mo fence="true" form="prefix" stretchy="true">[</mo>
        <mrow>
          <mtable>
            <mtr>
              <mtd>
                <mrow>
                  <mi>−</mi>
                  <mfrac>
                    <mn>1</mn>
                    <mn>473</mn>
                  </mfrac>
                </mrow>
              </mtd>
              <mtd>
                <mrow>
                  <mi>−</mi>
                  <mfrac>
                    <mn>4</mn>
                    <mn>473</mn>
                  </mfrac>
                </mrow>
              </mtd>
              <mtd>
                <mfrac>
                  <mn>62</mn>
                  <mn>473</mn>
                </mfrac>
              </mtd>
            </mtr>
            <mtr>
              <mtd>
                <mrow>
                  <mi>−</mi>
                  <mfrac>
                    <mn>4</mn>
                    <mn>473</mn>
                  </mfrac>
                </mrow>
              </mtd>
              <mtd>
                <mfrac>
                  <mn>62</mn>
                  <mn>473</mn>
                </mfrac>
              </mtd>
              <mtd>
                <mrow>
                  <mi>−</mi>
                  <mfrac>
                    <mn>15</mn>
                    <mn>473</mn>
                  </mfrac>
                </mrow>
              </mtd>
            </mtr>
            <mtr>
              <mtd>
                <mfrac>
                  <mn>62</mn>
                  <mn>473</mn>
                </mfrac>
              </mtd>
              <mtd>
                <mrow>
                  <mi>−</mi>
                  <mfrac>
                    <mn>15</mn>
                    <mn>473</mn>
                  </mfrac>
                </mrow>
              </mtd>
              <mtd>
                <mrow>
                  <mi>−</mi>
                  <mfrac>
                    <mn>4</mn>
                    <mn>473</mn>
                  </mfrac>
                </mrow>
              </mtd>
            </mtr>
          </mtable>
        </mrow>
        <mo fence="true" form="postfix" stretchy="true">]</mo>
      </mrow>
    </mrow>
    <annotation encoding="StarMath 5.0">{A} ^ {− 1} = left [matrix {− {1} over {473} # − {4} over {473} # {62} over {473} ## − {4} over {473} # {62} over {473} # − {15} over {473} ## {62} over {473} # − {15} over {473} # − {4} over {473}} right ]</annotation>
  </semantics>
</math>
</file>

<file path=Object 13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1</mn>
              </mtd>
              <mtd>
                <mn>4</mn>
              </mtd>
              <mtd>
                <mn>6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3</mn>
              </mtd>
              <mtd>
                <mn>2</mn>
              </mtd>
              <mtd>
                <mn>4</mn>
              </mtd>
              <mtd>
                <mn>5</mn>
              </mtd>
            </mtr>
            <mtr>
              <mtd>
                <mn>5</mn>
              </mtd>
              <mtd>
                <mn>8</mn>
              </mtd>
              <mtd>
                <mn>4</mn>
              </mtd>
              <mtd>
                <mn>2</mn>
              </mtd>
            </mtr>
          </mtable>
        </mrow>
        <mo fence="true" form="postfix" stretchy="true">]</mo>
      </mrow>
    </mrow>
    <annotation encoding="StarMath 5.0">A = left [matrix {1 # 4 # 6 # 1 ## 1 # 0 # 0 # 1 ## 3 # 2 # 4 # 5 ## 5 # 8 # 4 # 2} right ]</annotation>
  </semantics>
</math>
</file>

<file path=Object 14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−</mi>
                <mn>24</mn>
              </mrow>
            </mtd>
            <mtd>
              <mn>20</mn>
            </mtd>
            <mtd>
              <mrow>
                <mi>−</mi>
                <mn>22</mn>
              </mrow>
            </mtd>
            <mtd>
              <mn>24</mn>
            </mtd>
          </mtr>
          <mtr>
            <mtd>
              <mrow>
                <mi>−</mi>
                <mn>144</mn>
              </mrow>
            </mtd>
            <mtd>
              <mn>94</mn>
            </mtd>
            <mtd>
              <mrow>
                <mi>−</mi>
                <mn>54</mn>
              </mrow>
            </mtd>
            <mtd>
              <mn>92</mn>
            </mtd>
          </mtr>
          <mtr>
            <mtd>
              <mn>32</mn>
            </mtd>
            <mtd>
              <mrow>
                <mi>−</mi>
                <mn>18</mn>
              </mrow>
            </mtd>
            <mtd>
              <mn>12</mn>
            </mtd>
            <mtd>
              <mrow>
                <mi>−</mi>
                <mn>32</mn>
              </mrow>
            </mtd>
          </mtr>
          <mtr>
            <mtd>
              <mn>4</mn>
            </mtd>
            <mtd>
              <mrow>
                <mi>−</mi>
                <mn>12</mn>
              </mrow>
            </mtd>
            <mtd>
              <mn>8</mn>
            </mtd>
            <mtd>
              <mrow>
                <mi>−</mi>
                <mn>4</mn>
              </mrow>
            </mtd>
          </mtr>
        </mtable>
      </mrow>
      <mo fence="true" form="postfix" stretchy="true">]</mo>
    </mrow>
    <annotation encoding="StarMath 5.0">left [matrix {− 24 # 20 # − 22 # 24 ## − 144 # 94 # − 54 # 92 ## 32 # − 18 # 12 # − 32 ## 4 # − 12 # 8 # − 4} right ]</annotation>
  </semantics>
</math>
</file>

<file path=Object 15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−</mi>
                <mn>24</mn>
              </mrow>
            </mtd>
            <mtd>
              <mrow>
                <mi>−</mi>
                <mn>144</mn>
              </mrow>
            </mtd>
            <mtd>
              <mn>32</mn>
            </mtd>
            <mtd>
              <mn>4</mn>
            </mtd>
          </mtr>
          <mtr>
            <mtd>
              <mn>20</mn>
            </mtd>
            <mtd>
              <mn>94</mn>
            </mtd>
            <mtd>
              <mrow>
                <mi>−</mi>
                <mn>18</mn>
              </mrow>
            </mtd>
            <mtd>
              <mrow>
                <mi>−</mi>
                <mn>12</mn>
              </mrow>
            </mtd>
          </mtr>
          <mtr>
            <mtd>
              <mrow>
                <mi>−</mi>
                <mn>22</mn>
              </mrow>
            </mtd>
            <mtd>
              <mrow>
                <mi>−</mi>
                <mn>54</mn>
              </mrow>
            </mtd>
            <mtd>
              <mn>12</mn>
            </mtd>
            <mtd>
              <mn>8</mn>
            </mtd>
          </mtr>
          <mtr>
            <mtd>
              <mn>24</mn>
            </mtd>
            <mtd>
              <mn>92</mn>
            </mtd>
            <mtd>
              <mrow>
                <mi>−</mi>
                <mn>32</mn>
              </mrow>
            </mtd>
            <mtd>
              <mrow>
                <mi>−</mi>
                <mn>4</mn>
              </mrow>
            </mtd>
          </mtr>
        </mtable>
      </mrow>
      <mo fence="true" form="postfix" stretchy="true">]</mo>
    </mrow>
    <annotation encoding="StarMath 5.0">left [matrix {− 24 # − 144 # 32 # 4 ## 20 # 94 # − 18 # − 12 ## − 22 # − 54 # 12 # 8 ## 24 # 92 # − 32 # − 4} right ]</annotation>
  </semantics>
</math>
</file>

<file path=Object 1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4</mn>
            </mtd>
            <mtd>
              <mn>6</mn>
            </mtd>
            <mtd>
              <mn>1</mn>
            </mtd>
          </mtr>
          <mtr>
            <mtd>
              <mn>1</mn>
            </mtd>
            <mtd>
              <mn>0</mn>
            </mtd>
            <mtd>
              <mn>0</mn>
            </mtd>
            <mtd>
              <mn>1</mn>
            </mtd>
          </mtr>
          <mtr>
            <mtd>
              <mn>3</mn>
            </mtd>
            <mtd>
              <mn>2</mn>
            </mtd>
            <mtd>
              <mn>4</mn>
            </mtd>
            <mtd>
              <mn>5</mn>
            </mtd>
          </mtr>
          <mtr>
            <mtd>
              <mn>5</mn>
            </mtd>
            <mtd>
              <mn>8</mn>
            </mtd>
            <mtd>
              <mn>4</mn>
            </mtd>
            <mtd>
              <mn>2</mn>
            </mtd>
          </mtr>
        </mtable>
      </mrow>
      <mo fence="true" form="postfix" stretchy="true">]</mo>
    </mrow>
    <annotation encoding="StarMath 5.0">left [matrix {1 # 4 # 6 # 1 ## 1 # 0 # 0 # 1 ## 3 # 2 # 4 # 5 ## 5 # 8 # 4 # 2} right ]</annotation>
  </semantics>
</math>
</file>

<file path=Object 17/content.xml><?xml version="1.0" encoding="utf-8"?>
<math xmlns="http://www.w3.org/1998/Math/MathML" display="block">
  <semantics>
    <mrow>
      <mrow>
        <msup>
          <mi>A</mi>
          <mrow>
            <mi>−</mi>
            <mn>1</mn>
          </mrow>
        </msup>
        <mo stretchy="false">=</mo>
        <mfrac>
          <mn>1</mn>
          <mrow>
            <mi mathvariant="italic">det</mi>
            <mi>A</mi>
          </mrow>
        </mfrac>
      </mrow>
      <mrow>
        <mo fence="true" form="prefix" stretchy="true">[</mo>
        <mrow>
          <mtable>
            <mtr>
              <mtd>
                <mrow>
                  <mi>−</mi>
                  <mn>24</mn>
                </mrow>
              </mtd>
              <mtd>
                <mrow>
                  <mi>−</mi>
                  <mn>144</mn>
                </mrow>
              </mtd>
              <mtd>
                <mn>32</mn>
              </mtd>
              <mtd>
                <mn>4</mn>
              </mtd>
            </mtr>
            <mtr>
              <mtd>
                <mn>20</mn>
              </mtd>
              <mtd>
                <mn>94</mn>
              </mtd>
              <mtd>
                <mrow>
                  <mi>−</mi>
                  <mn>18</mn>
                </mrow>
              </mtd>
              <mtd>
                <mrow>
                  <mi>−</mi>
                  <mn>12</mn>
                </mrow>
              </mtd>
            </mtr>
            <mtr>
              <mtd>
                <mrow>
                  <mi>−</mi>
                  <mn>22</mn>
                </mrow>
              </mtd>
              <mtd>
                <mrow>
                  <mi>−</mi>
                  <mn>54</mn>
                </mrow>
              </mtd>
              <mtd>
                <mn>12</mn>
              </mtd>
              <mtd>
                <mn>8</mn>
              </mtd>
            </mtr>
            <mtr>
              <mtd>
                <mn>24</mn>
              </mtd>
              <mtd>
                <mn>92</mn>
              </mtd>
              <mtd>
                <mrow>
                  <mi>−</mi>
                  <mn>32</mn>
                </mrow>
              </mtd>
              <mtd>
                <mrow>
                  <mi>−</mi>
                  <mn>4</mn>
                </mrow>
              </mtd>
            </mtr>
          </mtable>
        </mrow>
        <mo fence="true" form="postfix" stretchy="true">]</mo>
      </mrow>
    </mrow>
    <annotation encoding="StarMath 5.0">{A} ^ {− 1} = {1} over {det A} left [matrix {− 24 # − 144 # 32 # 4 ## 20 # 94 # − 18 # − 12 ## − 22 # − 54 # 12 # 8 ## 24 # 92 # − 32 # − 4} right ]</annotation>
  </semantics>
</math>
</file>

<file path=Object 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2</mn>
            </mtd>
            <mtd>
              <mn>8</mn>
            </mtd>
          </mtr>
          <mtr>
            <mtd>
              <mn>2</mn>
            </mtd>
            <mtd>
              <mn>8</mn>
            </mtd>
            <mtd>
              <mn>1</mn>
            </mtd>
          </mtr>
          <mtr>
            <mtd>
              <mn>8</mn>
            </mtd>
            <mtd>
              <mn>1</mn>
            </mtd>
            <mtd>
              <mn>2</mn>
            </mtd>
          </mtr>
        </mtable>
      </mrow>
      <mo fence="true" form="postfix" stretchy="true">]</mo>
    </mrow>
    <annotation encoding="StarMath 5.0">left [matrix {1 # 2 # 8 ## 2 # 8 # 1 ## 8 # 1 # 2} right ]</annotation>
  </semantics>
</math>
</file>

<file path=Object 3/content.xml><?xml version="1.0" encoding="utf-8"?>
<math xmlns="http://www.w3.org/1998/Math/MathML" display="block">
  <semantics>
    <mrow>
      <mrow>
        <mo fence="true" form="prefix" stretchy="true">[</mo>
        <mrow>
          <mtable>
            <mtr>
              <mtd>
                <mn>1</mn>
              </mtd>
              <mtd>
                <mn>2</mn>
              </mtd>
              <mtd>
                <mn>8</mn>
              </mtd>
            </mtr>
            <mtr>
              <mtd>
                <mn>2</mn>
              </mtd>
              <mtd>
                <mn>8</mn>
              </mtd>
              <mtd>
                <mn>1</mn>
              </mtd>
            </mtr>
            <mtr>
              <mtd>
                <mn>8</mn>
              </mtd>
              <mtd>
                <mn>1</mn>
              </mtd>
              <mtd>
                <mn>2</mn>
              </mtd>
            </mtr>
          </mtable>
        </mrow>
        <mo fence="true" form="postfix" stretchy="true">]</mo>
      </mrow>
      <mtable>
        <mtr>
          <mtd>
            <mn>1</mn>
          </mtd>
          <mtd>
            <mn>2</mn>
          </mtd>
        </mtr>
        <mtr>
          <mtd>
            <mn>2</mn>
          </mtd>
          <mtd>
            <mn>8</mn>
          </mtd>
        </mtr>
        <mtr>
          <mtd>
            <mn>8</mn>
          </mtd>
          <mtd>
            <mn>1</mn>
          </mtd>
        </mtr>
      </mtable>
    </mrow>
    <annotation encoding="StarMath 5.0">left [matrix {1 # 2 # 8 ## 2 # 8 # 1 ## 8 # 1 # 2} right ] matrix {1 # 2 ## 2 # 8 ## 8 # 1}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true">(</mo>
          <mrow>
            <mrow>
              <mn>1</mn>
              <mi>×</mi>
              <mn>8</mn>
              <mi>×</mi>
              <mn>2</mn>
            </mrow>
          </mrow>
          <mo fence="true" form="postfix" stretchy="true">)</mo>
        </mrow>
        <mo stretchy="false">+</mo>
        <mrow>
          <mo fence="true" form="prefix" stretchy="true">(</mo>
          <mrow>
            <mrow>
              <mn>2</mn>
              <mi>×</mi>
              <mn>1</mn>
              <mi>×</mi>
              <mn>8</mn>
            </mrow>
          </mrow>
          <mo fence="true" form="postfix" stretchy="true">)</mo>
        </mrow>
        <mo stretchy="false">+</mo>
        <mrow>
          <mo fence="true" form="prefix" stretchy="true">(</mo>
          <mrow>
            <mrow>
              <mn>8</mn>
              <mi>×</mi>
              <mn>2</mn>
              <mi>×</mi>
              <mn>1</mn>
            </mrow>
          </mrow>
          <mo fence="true" form="postfix" stretchy="true">)</mo>
        </mrow>
      </mrow>
      <mi>−</mi>
      <mrow>
        <mo fence="true" form="prefix" stretchy="true">(</mo>
        <mrow>
          <mrow>
            <mn>8</mn>
            <mi>×</mi>
            <mn>8</mn>
            <mi>×</mi>
            <mn>8</mn>
          </mrow>
        </mrow>
        <mo fence="true" form="postfix" stretchy="true">)</mo>
      </mrow>
      <mi>−</mi>
      <mrow>
        <mo fence="true" form="prefix" stretchy="true">(</mo>
        <mrow>
          <mrow>
            <mn>1</mn>
            <mi>×</mi>
            <mn>1</mn>
            <mi>×</mi>
            <mn>1</mn>
          </mrow>
        </mrow>
        <mo fence="true" form="postfix" stretchy="true">)</mo>
      </mrow>
      <mi>−</mi>
      <mrow>
        <mo fence="true" form="prefix" stretchy="true">(</mo>
        <mrow>
          <mrow>
            <mn>2</mn>
            <mi>×</mi>
            <mn>2</mn>
            <mi>×</mi>
            <mn>2</mn>
          </mrow>
        </mrow>
        <mo fence="true" form="postfix" stretchy="true">)</mo>
      </mrow>
    </mrow>
    <annotation encoding="StarMath 5.0">left (1 × 8 × 2 right ) + left (2 × 1 × 8 right ) + left (8 × 2 × 1 right ) − left (8 × 8 × 8 right ) − left (1 × 1 × 1 right ) − left (2 × 2 × 2 right )</annotation>
  </semantics>
</math>
</file>

<file path=Object 5/content.xml><?xml version="1.0" encoding="utf-8"?>
<math xmlns="http://www.w3.org/1998/Math/MathML" display="block">
  <semantics>
    <mrow>
      <mrow>
        <mn>16</mn>
        <mo stretchy="false">+</mo>
        <mn>16</mn>
        <mo stretchy="false">+</mo>
        <mn>16</mn>
      </mrow>
      <mi>−</mi>
      <mn>512</mn>
      <mi>−</mi>
      <mn>1</mn>
      <mi>−</mi>
      <mn>8</mn>
    </mrow>
    <annotation encoding="StarMath 5.0">16 + 16 + 16 − 512 − 1 − 8</annotation>
  </semantics>
</math>
</file>

<file path=Object 6/content.xml><?xml version="1.0" encoding="utf-8"?>
<math xmlns="http://www.w3.org/1998/Math/MathML" display="block">
  <semantics>
    <mrow>
      <mi>−</mi>
      <mn>473</mn>
    </mrow>
    <annotation encoding="StarMath 5.0">− 473</annotation>
  </semantics>
</math>
</file>

<file path=Object 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n>8</mn>
                          </mtd>
                          <mtd>
                            <mn>1</mn>
                          </mtd>
                        </mtr>
                        <mtr>
                          <mtd>
                            <mn>1</mn>
                          </mtd>
                          <mtd>
                            <mn>2</mn>
                          </mtd>
                        </mtr>
                      </mtable>
                    </mrow>
                    <mo fence="true" form="postfix" stretchy="true">]</mo>
                  </mrow>
                </mrow>
                <mi>−</mi>
                <mrow>
                  <mrow>
                    <mo fence="true" form="prefix" stretchy="true">[</mo>
                    <mrow>
                      <mtable>
                        <mtr>
                          <mtd>
                            <mn>2</mn>
                          </mtd>
                          <mtd>
                            <mn>1</mn>
                          </mtd>
                        </mtr>
                        <mtr>
                          <mtd>
                            <mn>8</mn>
                          </mtd>
                          <mtd>
                            <mn>2</mn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n>2</mn>
                          </mtd>
                          <mtd>
                            <mn>8</mn>
                          </mtd>
                        </mtr>
                        <mtr>
                          <mtd>
                            <mn>8</mn>
                          </mtd>
                          <mtd>
                            <mn>1</mn>
                          </mtd>
                        </mtr>
                      </mtable>
                    </mrow>
                    <mo fence="true" form="postfix" stretchy="true">]</mo>
                  </mrow>
                </mrow>
              </mrow>
            </mtd>
          </mtr>
          <mtr>
            <mtd>
              <mrow>
                <mi>−</mi>
                <mrow>
                  <mrow>
                    <mo fence="true" form="prefix" stretchy="true">[</mo>
                    <mrow>
                      <mtable>
                        <mtr>
                          <mtd>
                            <mn>2</mn>
                          </mtd>
                          <mtd>
                            <mn>8</mn>
                          </mtd>
                        </mtr>
                        <mtr>
                          <mtd>
                            <mn>1</mn>
                          </mtd>
                          <mtd>
                            <mn>2</mn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8</mn>
                          </mtd>
                        </mtr>
                        <mtr>
                          <mtd>
                            <mn>8</mn>
                          </mtd>
                          <mtd>
                            <mn>2</mn>
                          </mtd>
                        </mtr>
                      </mtable>
                    </mrow>
                    <mo fence="true" form="postfix" stretchy="true">]</mo>
                  </mrow>
                </mrow>
                <mi>−</mi>
                <mrow>
                  <mo fence="true" form="prefix" stretchy="true">[</mo>
                  <mrow>
                    <mtable>
                      <mtr>
                        <mtd>
                          <mn>1</mn>
                        </mtd>
                        <mtd>
                          <mn>2</mn>
                        </mtd>
                      </mtr>
                      <mtr>
                        <mtd>
                          <mn>8</mn>
                        </mtd>
                        <mtd>
                          <mn>1</mn>
                        </mtd>
                      </mtr>
                    </mtable>
                  </mrow>
                  <mo fence="true" form="postfix" stretchy="true">]</mo>
                </mrow>
              </mrow>
            </mtd>
          </mtr>
          <mtr>
            <mtd>
              <mrow>
                <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n>2</mn>
                          </mtd>
                          <mtd>
                            <mn>8</mn>
                          </mtd>
                        </mtr>
                        <mtr>
                          <mtd>
                            <mn>8</mn>
                          </mtd>
                          <mtd>
                            <mn>1</mn>
                          </mtd>
                        </mtr>
                      </mtable>
                    </mrow>
                    <mo fence="true" form="postfix" stretchy="true">]</mo>
                  </mrow>
                </mrow>
                <mi>−</mi>
                <mrow>
                  <mrow>
                    <mo fence="true" form="prefix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8</mn>
                          </mtd>
                        </mtr>
                        <mtr>
                          <mtd>
                            <mn>2</mn>
                          </mtd>
                          <mtd>
                            <mn>1</mn>
                          </mtd>
                        </mtr>
                      </mtable>
                    </mrow>
                    <mo fence="true" form="postfix" stretchy="true">]</mo>
                  </mrow>
                  <mo stretchy="false">+</mo>
                  <mrow>
                    <mo fence="true" form="prefix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2</mn>
                          </mtd>
                        </mtr>
                        <mtr>
                          <mtd>
                            <mn>2</mn>
                          </mtd>
                          <mtd>
                            <mn>8</mn>
                          </mtd>
                        </mtr>
                      </mtable>
                    </mrow>
                    <mo fence="true" form="postfix" stretchy="true">]</mo>
                  </mrow>
                </mrow>
              </mrow>
            </mtd>
          </mtr>
        </mtable>
      </mrow>
      <mo fence="true" form="postfix" stretchy="true">]</mo>
    </mrow>
    <annotation encoding="StarMath 5.0">left [matrix {+ left [matrix {8 # 1 ## 1 # 2} right ] − left [matrix {2 # 1 ## 8 # 2} right ] + left [matrix {2 # 8 ## 8 # 1} right ] ## − left [matrix {2 # 8 ## 1 # 2} right ] + left [matrix {1 # 8 ## 8 # 2} right ] − left [matrix {1 # 2 ## 8 # 1} right ] ## + left [matrix {2 # 8 ## 8 # 1} right ] − left [matrix {1 # 8 ## 2 # 1} right ] + left [matrix {1 # 2 ## 2 # 8} right ]} right ]</annotation>
  </semantics>
</math>
</file>

<file path=Object 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5</mn>
            </mtd>
            <mtd>
              <mn>4</mn>
            </mtd>
            <mtd>
              <mrow>
                <mi>−</mi>
                <mn>62</mn>
              </mrow>
            </mtd>
          </mtr>
          <mtr>
            <mtd>
              <mn>4</mn>
            </mtd>
            <mtd>
              <mrow>
                <mi>−</mi>
                <mn>62</mn>
              </mrow>
            </mtd>
            <mtd>
              <mn>15</mn>
            </mtd>
          </mtr>
          <mtr>
            <mtd>
              <mrow>
                <mi>−</mi>
                <mn>62</mn>
              </mrow>
            </mtd>
            <mtd>
              <mn>15</mn>
            </mtd>
            <mtd>
              <mn>4</mn>
            </mtd>
          </mtr>
        </mtable>
      </mrow>
      <mo fence="true" form="postfix" stretchy="true">]</mo>
    </mrow>
    <annotation encoding="StarMath 5.0">left [matrix {15 # 4 # − 62 ## 4 # − 62 # 15 ## − 62 # 15 # 4} right ]</annotation>
  </semantics>
</math>
</file>

<file path=Object 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5</mn>
            </mtd>
            <mtd>
              <mn>4</mn>
            </mtd>
            <mtd>
              <mrow>
                <mi>−</mi>
                <mn>62</mn>
              </mrow>
            </mtd>
          </mtr>
          <mtr>
            <mtd>
              <mn>4</mn>
            </mtd>
            <mtd>
              <mrow>
                <mi>−</mi>
                <mn>62</mn>
              </mrow>
            </mtd>
            <mtd>
              <mn>15</mn>
            </mtd>
          </mtr>
          <mtr>
            <mtd>
              <mrow>
                <mi>−</mi>
                <mn>62</mn>
              </mrow>
            </mtd>
            <mtd>
              <mn>15</mn>
            </mtd>
            <mtd>
              <mn>4</mn>
            </mtd>
          </mtr>
        </mtable>
      </mrow>
      <mo fence="true" form="postfix" stretchy="true">]</mo>
    </mrow>
    <annotation encoding="StarMath 5.0">left [matrix {15 # 4 # − 62 ## 4 # − 62 # 15 ## − 62 # 15 # 4} right ]</annotation>
  </semantics>
</math>
</file>